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95mm"/>
    </style:style>
    <style:style style:name="co3" style:family="table-column">
      <style:table-column-properties fo:break-before="auto" style:column-width="32.49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290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/>
    </style:style>
    <style:style style:name="T1" style:family="text">
      <style:text-properties style:text-position="-33%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Disclaimer: The purchase links are not really curated, you can most probably find the same items for cheaper if you browse more alternatives, you usually have everything you need in Tayda/ Ebay / Aliexpress and most importantly, your local electronic supplies store.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I’m not associated in any way with any of the vendors of any of these components.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Designator</text:p>
          </table:table-cell>
          <table:table-cell office:value-type="string" calcext:value-type="string">
            <text:p>Package or sizes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Value or model</text:p>
          </table:table-cell>
          <table:table-cell office:value-type="string" calcext:value-type="string">
            <text:p>purchase link</text:p>
          </table:table-cell>
          <table:table-cell office:value-type="string" calcext:value-type="string">
            <text:p>alt link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THT 5.00mm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330n</text:p>
          </table:table-cell>
          <table:table-cell table:number-columns-repeated="2"/>
          <table:table-cell office:value-type="string" calcext:value-type="string">
            <text:p>I suggest getting the capacitors at your local electronic supply store so you avoid buying 100+ pieces of the same value. Alternatively the “assorted capacitor” packs online are handy.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THT 5.00mm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THT 5.00mm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THT 5.00mm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THT 5.00mm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table:style-name="ce2" office:value-type="string" calcext:value-type="string">
            <text:p>0805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<text:a xlink:href="https://www.ebay.com/itm/100PCS-White-Red-Blue-Yellow-Orange-SMD-LED-0805-2mm-1-2mm-NEW/232397105931" xlink:type="simple">https://www.ebay.com/itm/100PCS-White-Red-Blue-Yellow-Orange-SMD-LED-0805-2mm-1-2mm-NEW/232397105931</text:a></text:p>
          </table:table-cell>
          <table:table-cell/>
          <table:table-cell office:value-type="string" calcext:value-type="string">
            <text:p>Since it’s a small component the pads have been made bigger. A slightly bigger LED would probably fit as well.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table:style-name="ce2" office:value-type="string" calcext:value-type="string">
            <text:p>0805</text:p>
          </table:table-cell>
          <table:table-cell table:number-columns-repeated="2"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table:style-name="ce2" office:value-type="string" calcext:value-type="string">
            <text:p>0805</text:p>
          </table:table-cell>
          <table:table-cell table:number-columns-repeated="2"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table:style-name="ce2" office:value-type="string" calcext:value-type="string">
            <text:p>0805</text:p>
          </table:table-cell>
          <table:table-cell table:number-columns-repeated="2"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table:style-name="ce2" office:value-type="string" calcext:value-type="string">
            <text:p>0805</text:p>
          </table:table-cell>
          <table:table-cell table:number-columns-repeated="2"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table:style-name="ce2" office:value-type="string" calcext:value-type="string">
            <text:p>0805</text:p>
          </table:table-cell>
          <table:table-cell table:number-columns-repeated="2"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USB_Micro-B</text:p>
          </table:table-cell>
          <table:table-cell office:value-type="string" calcext:value-type="string">
            <text:p>Female USB</text:p>
          </table:table-cell>
          <table:table-cell office:value-type="string" calcext:value-type="string">
            <text:p>USB_B_μ</text:p>
          </table:table-cell>
          <table:table-cell office:value-type="string" calcext:value-type="string">
            <text:p><text:a xlink:href="https://www.ebay.com/itm/10Pcs-Micro-USB-Type-B-Female-5Pin-Horns-type-Socket-PCB-Solder-Connector/171349298330" xlink:type="simple">https://www.ebay.com/itm/10Pcs-Micro-USB-Type-B-Female-5Pin-Horns-type-Socket-PCB-Solder-Connector/171349298330</text:a></text:p>
          </table:table-cell>
          <table:table-cell/>
          <table:table-cell office:value-type="string" calcext:value-type="string">
            <text:p>Take in consideration the current footprint as two long drill holes to fir those metal tips on the sides</text:p>
          </table:table-cell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2.54mm pitch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1x4 Vertical</text:p>
          </table:table-cell>
          <table:table-cell office:value-type="string" calcext:value-type="string">
            <text:p><text:a xlink:href="http://www.ebay.com/itm/10PCS-40Pin-2-54mm-Single-Row-Straight-Male-Pin-Header-Strip-PBC-Ardunio-GM/262136738129" xlink:type="simple">www.ebay.com/itm/10PCS-40Pin-2-54mm-Single-Row-Straight-Male-Pin-Header-Strip-PBC-Ardunio-GM/262136738129</text:a></text:p>
          </table:table-cell>
          <table:table-cell/>
          <table:table-cell office:value-type="string" calcext:value-type="string">
            <text:p>Not necessary if you don’t plan to mod or re-program the MCU yourself</text:p>
          </table:table-cell>
        </table:table-row>
        <table:table-row table:style-name="ro1">
          <table:table-cell/>
          <table:table-cell office:value-type="string" calcext:value-type="string">
            <text:p>J3</text:p>
          </table:table-cell>
          <table:table-cell office:value-type="string" calcext:value-type="string">
            <text:p>DIN-5</text:p>
          </table:table-cell>
          <table:table-cell office:value-type="string" calcext:value-type="string">
            <text:p>Female MIDI</text:p>
          </table:table-cell>
          <table:table-cell office:value-type="string" calcext:value-type="string">
            <text:p>MIDI_out</text:p>
          </table:table-cell>
          <table:table-cell office:value-type="string" calcext:value-type="string">
            <text:p><text:a xlink:href="https://www.ebay.com/itm/2pcs-PCB-Panel-PC-Mount-Right-Angle-MIDI-Female-DIN5-DIN-5-Pin-Connector-Socket/300632125472" xlink:type="simple">https://www.ebay.com/itm/2pcs-PCB-Panel-PC-Mount-Right-Angle-MIDI-Female-DIN5-DIN-5-Pin-Connector-Socket/300632125472</text:a></text:p>
          </table:table-cell>
          <table:table-cell/>
          <table:table-cell office:value-type="string" calcext:value-type="string">
            <text:p>The footprint has enough clearance in case you purchase those slightly bigger versions</text:p>
          </table:table-cell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k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text:span text:style-name="T1">LED</text:span></text:p>
          </table:table-cell>
          <table:table-cell table:number-columns-repeated="2"/>
          <table:table-cell office:value-type="string" calcext:value-type="string">
            <text:p>The value R<text:span text:style-name="T1">LED</text:span> depends on the LED model, the color of the LED and the luminosity you want. Take in consideration the MSP430 can only output up to 6mA per pin</text:p>
          </table:table-cell>
        </table:table-row>
        <table:table-row table:style-name="ro2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text:span text:style-name="T1">LED</text:span></text:p>
          </table:table-cell>
          <table:table-cell table:number-columns-repeated="2"/>
          <table:table-cell office:value-type="string" calcext:value-type="string">
            <text:p> R<text:span text:style-name="T1">LED</text:span> = (3.3 – Vdrop) / I</text:p>
          </table:table-cell>
        </table:table-row>
        <table:table-row table:style-name="ro2"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text:span text:style-name="T1">LED</text:span></text:p>
          </table:table-cell>
          <table:table-cell table:number-columns-repeated="2"/>
          <table:table-cell office:value-type="string" calcext:value-type="string">
            <text:p><text:s/>Assuming 2V drop from a red led @ I = 6mA</text:p>
          </table:table-cell>
        </table:table-row>
        <table:table-row table:style-name="ro2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text:span text:style-name="T1">LED</text:span></text:p>
          </table:table-cell>
          <table:table-cell table:number-columns-repeated="2"/>
          <table:table-cell office:value-type="string" calcext:value-type="string">
            <text:p> R<text:span text:style-name="T1">LED</text:span> = (3.3 – 2) / 6mA = 133.3 ohm </text:p>
          </table:table-cell>
        </table:table-row>
        <table:table-row table:style-name="ro2"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text:span text:style-name="T1">LED</text:span></text:p>
          </table:table-cell>
          <table:table-cell table:number-columns-repeated="2"/>
          <table:table-cell office:value-type="string" calcext:value-type="string">
            <text:p>   To choose an standard value  <text:span text:style-name="T2">R</text:span><text:span text:style-name="T3">LED</text:span><text:span text:style-name="T2"> =150 ohm</text:span> to ensure I<text:span text:style-name="T1">LED</text:span> is between 5ma and 6ma</text:p>
          </table:table-cell>
        </table:table-row>
        <table:table-row table:style-name="ro2"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text:span text:style-name="T1">LED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8oh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9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8oh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10</text:p>
          </table:table-cell>
          <table:table-cell office:value-type="string" calcext:value-type="string">
            <text:p>R_Axi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V1</text:p>
          </table:table-cell>
          <table:table-cell office:value-type="string" calcext:value-type="string">
            <text:p>alps-rk09k1130ah1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a xlink:href="https://www.taydaelectronics.com/potentiometer-variable-resistors/rotary-potentiometer/linear/10k-ohm-linear-taper-potentiometer-round-knurled-plastic-shaft-pcb-9mm.html" xlink:type="simple">https://www.taydaelectronics.com/potentiometer-variable-resistors/rotary-potentiometer/linear/10k-ohm-linear-taper-potentiometer-round-knurled-plastic-shaft-pcb-9mm.html</text:a></text:p>
          </table:table-cell>
          <table:table-cell office:value-type="string" calcext:value-type="string">
            <text:p><text:a xlink:href="https://www.ebay.com/itm/20PCS-RV09-Type-Vertical-Adjustable-Potentiometer-Variable-Resistor-10K/183206858753?hash=item2aa7fad001:g:gAEAAOSw0wtaxEBL" xlink:type="simple">https://www.ebay.com/itm/20PCS-RV09-Type-Vertical-Adjustable-Potentiometer-Variable-Resistor-10K/183206858753?hash=item2aa7fad001:g:gAEAAOSw0wtaxEBL</text:a></text:p>
          </table:table-cell>
          <table:table-cell office:value-type="string" calcext:value-type="string">
            <text:p>Tayda has also some nice metal-knob models. The value is not really relevant, as long as you keep it from 1k to 100k to avoid weird behaviors</text:p>
          </table:table-cell>
        </table:table-row>
        <table:table-row table:style-name="ro1">
          <table:table-cell/>
          <table:table-cell office:value-type="string" calcext:value-type="string">
            <text:p>RV2</text:p>
          </table:table-cell>
          <table:table-cell office:value-type="string" calcext:value-type="string">
            <text:p>alps-rk09k1130ah1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V3</text:p>
          </table:table-cell>
          <table:table-cell office:value-type="string" calcext:value-type="string">
            <text:p>alps-rk09k1130ah1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V4</text:p>
          </table:table-cell>
          <table:table-cell office:value-type="string" calcext:value-type="string">
            <text:p>alps-rk09k1130ah1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V5</text:p>
          </table:table-cell>
          <table:table-cell office:value-type="string" calcext:value-type="string">
            <text:p>alps-rk09k1130ah1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V6</text:p>
          </table:table-cell>
          <table:table-cell office:value-type="string" calcext:value-type="string">
            <text:p>alps-rk09k1130ah1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6mm THT vertical</text:p>
          </table:table-cell>
          <table:table-cell office:value-type="string" calcext:value-type="string">
            <text:p>Push button</text:p>
          </table:table-cell>
          <table:table-cell office:value-type="string" calcext:value-type="string">
            <text:p>6mm</text:p>
          </table:table-cell>
          <table:table-cell office:value-type="string" calcext:value-type="string">
            <text:p><text:a xlink:href="https://www.aliexpress.com/item/20PCS-4Pin-6-6-Micro-Tact-Push-Button-Switches-DIP-6x6x4-3-5-6-8-10/32963297826.html" xlink:type="simple">https://www.aliexpress.com/item/20PCS-4Pin-6-6-Micro-Tact-Push-Button-Switches-DIP-6x6x4-3-5-6-8-10/32963297826.html</text:a></text:p>
          </table:table-cell>
          <table:table-cell office:value-type="string" calcext:value-type="string">
            <text:p><text:a xlink:href="https://www.ebay.com/itm/20PCS-6-6-6mm-Tact-Tactile-Push-Button-Switch-DIP-4Pin-NEW/391462868531" xlink:type="simple">https://www.ebay.com/itm/20PCS-6-6-6mm-Tact-Tactile-Push-Button-Switch-DIP-4Pin-NEW/391462868531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office:value-type="string" calcext:value-type="string">
            <text:p>7mm THT vertical</text:p>
          </table:table-cell>
          <table:table-cell office:value-type="string" calcext:value-type="string">
            <text:p>Push button</text:p>
          </table:table-cell>
          <table:table-cell office:value-type="string" calcext:value-type="string">
            <text:p>6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DIP-20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MSP430G2533</text:p>
          </table:table-cell>
          <table:table-cell office:value-type="string" calcext:value-type="string">
            <text:p><text:a xlink:href="https://www.ebay.com/itm/1pcs-M430G2553-ORIGINAL-MSP430G2553IN20-MSP430G2553-MCU-IC-TI-DIP-20-NEW/172847287897?hash=item283e804e59:g:ccsAAOSwlEdZqRLt" xlink:type="simple">https://www.ebay.com/itm/1pcs-M430G2553-ORIGINAL-MSP430G2553IN20-MSP430G2553-MCU-IC-TI-DIP-20-NEW/172847287897?hash=item283e804e59:g:ccsAAOSwlEdZqRLt</text:a></text:p>
          </table:table-cell>
          <table:table-cell/>
          <table:table-cell office:value-type="string" calcext:value-type="string">
            <text:p>Any 20-pin MSP430G2 “should” work too</text:p>
          </table:table-cell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SOT-223-3</text:p>
          </table:table-cell>
          <table:table-cell office:value-type="string" calcext:value-type="string">
            <text:p>LDO Regulator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<text:a xlink:href="https://www.ebay.com/itm/10Pcs-AMS1117-3-3-LM1117-3-3V-1A-SOT-223-Voltage-Regulator-Nice-WD/312443168863" xlink:type="simple">https://www.ebay.com/itm/10Pcs-AMS1117-3-3-LM1117-3-3V-1A-SOT-223-Voltage-Regulator-Nice-WD/312443168863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Triggered Buffer</text:p>
          </table:table-cell>
          <table:table-cell office:value-type="string" calcext:value-type="string">
            <text:p>74AUP1G17</text:p>
          </table:table-cell>
          <table:table-cell office:value-type="string" calcext:value-type="string">
            <text:p><text:a xlink:href="https://www.ebay.com/itm/10pcs-PJ-74AUP1G17GW-125-SOT-23-5-Low-power-Schmitt-trigger-buffer/253831344705" xlink:type="simple">https://www.ebay.com/itm/10pcs-PJ-74AUP1G17GW-125-SOT-23-5-Low-power-Schmitt-trigger-buffer/253831344705</text:a></text:p>
          </table:table-cell>
          <table:table-cell/>
          <table:table-cell office:value-type="string" calcext:value-type="string">
            <text:p>Any Buffer with the same package and pinout suited for 3.3V operation should work just as well</text:p>
          </table:table-cell>
        </table:table-row>
      </table:table>
      <table:named-expressions/>
      <table:database-ranges>
        <table:database-range table:name="__Anonymous_Sheet_DB__0" table:target-range-address="Sheet1.B20:Sheet1.E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00/00/00</text:date>, <text:time style:data-style-name="N2" text:time-value="16:16:04.234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5:55:19.941000000</meta:creation-date>
    <dc:date>2019-04-02T16:36:44.501000000</dc:date>
    <meta:editing-duration>PT18M12S</meta:editing-duration>
    <meta:editing-cycles>8</meta:editing-cycles>
    <meta:generator>LibreOffice/5.4.3.2$Windows_X86_64 LibreOffice_project/92a7159f7e4af62137622921e809f8546db437e5</meta:generator>
    <meta:document-statistic meta:table-count="1" meta:cell-count="173" meta:object-count="0"/>
  </office:meta>
</office:document-meta>
</file>